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VICOLA STA. ANGELA EMPRESA INDIVIDUAL DE RESPONSABILIDAD LIMITADA - AVICOLA STA. ANGELA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3287123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CQ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030563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ENDOZA ROQUE, NICOMEDE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51269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0 305 63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00</text:p>
          </table:table-cell>
          <table:table-cell table:style-name="Tableau1.D2" office:value-type="string">
            <text:p text:style-name="P10">200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0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3043285</text:p>
          </table:table-cell>
          <table:table-cell table:style-name="Tabla2.D3" office:value-type="string">
            <text:p text:style-name="P17">20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8T00:23:1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